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family-generic="roman" style:font-pitch="variable" style:font-charset="x-symbol"/>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54cm"/>
    </style:style>
    <style:style style:name="Table1.B" style:family="table-column">
      <style:table-column-properties style:column-width="2.256cm"/>
    </style:style>
    <style:style style:name="Table1.C" style:family="table-column">
      <style:table-column-properties style:column-width="5.009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9"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Table2" style:family="table">
      <style:table-properties style:width="16.066cm" fo:margin-left="-0.215cm" fo:margin-top="0cm" fo:margin-bottom="0cm" table:align="left" style:writing-mode="lr-tb"/>
    </style:style>
    <style:style style:name="Table2.A" style:family="table-column">
      <style:table-column-properties style:column-width="2.731cm"/>
    </style:style>
    <style:style style:name="Table2.B" style:family="table-column">
      <style:table-column-properties style:column-width="2.54cm"/>
    </style:style>
    <style:style style:name="Table2.C" style:family="table-column">
      <style:table-column-properties style:column-width="3.651cm"/>
    </style:style>
    <style:style style:name="Table2.D" style:family="table-column">
      <style:table-column-properties style:column-width="4.128cm"/>
    </style:style>
    <style:style style:name="Table2.E" style:family="table-column">
      <style:table-column-properties style:column-width="3.016cm"/>
    </style:style>
    <style:style style:name="Table2.1" style:family="table-row">
      <style:table-row-properties fo:keep-together="auto"/>
    </style:style>
    <style:style style:name="Table2.A1" style:family="table-cell">
      <style:table-cell-properties style:border-line-width-bottom="0.053cm 0.053cm 0.053cm" fo:padding-left="0.215cm" fo:padding-right="0.191cm" fo:padding-top="0cm" fo:padding-bottom="0cm" fo:border-left="1.5pt solid #00000a" fo:border-right="0.75pt solid #00000a" fo:border-top="1.5pt solid #00000a" fo:border-bottom="4.5pt double #00000a"/>
    </style:style>
    <style:style style:name="Table2.B1" style:family="table-cell">
      <style:table-cell-properties style:border-line-width-bottom="0.053cm 0.053cm 0.053cm" fo:padding-left="0.215cm" fo:padding-right="0.191cm" fo:padding-top="0cm" fo:padding-bottom="0cm" fo:border-left="0.75pt solid #00000a" fo:border-right="0.75pt solid #00000a" fo:border-top="1.5pt solid #00000a" fo:border-bottom="4.5pt double #00000a"/>
    </style:style>
    <style:style style:name="Table2.E1" style:family="table-cell">
      <style:table-cell-properties style:border-line-width-bottom="0.053cm 0.053cm 0.053cm" fo:padding-left="0.215cm" fo:padding-right="0.191cm" fo:padding-top="0cm" fo:padding-bottom="0cm" fo:border-left="0.75pt solid #00000a" fo:border-right="1.5pt solid #00000a" fo:border-top="1.5pt solid #00000a" fo:border-bottom="4.5pt double #00000a"/>
    </style:style>
    <style:style style:name="Table2.A2" style:family="table-cell">
      <style:table-cell-properties fo:padding-left="0.215cm" fo:padding-right="0.191cm" fo:padding-top="0cm" fo:padding-bottom="0cm" fo:border-left="1.5pt solid #00000a" fo:border-right="0.75pt solid #00000a" fo:border-top="none" fo:border-bottom="0.75pt solid #00000a"/>
    </style:style>
    <style:style style:name="Table2.B2" style:family="table-cell">
      <style:table-cell-properties fo:padding-left="0.215cm" fo:padding-right="0.191cm" fo:padding-top="0cm" fo:padding-bottom="0cm" fo:border-left="0.75pt solid #00000a" fo:border-right="0.75pt solid #00000a" fo:border-top="none" fo:border-bottom="0.75pt solid #00000a"/>
    </style:style>
    <style:style style:name="Table2.E2" style:family="table-cell">
      <style:table-cell-properties fo:padding-left="0.215cm" fo:padding-right="0.191cm" fo:padding-top="0cm" fo:padding-bottom="0cm" fo:border-left="0.75pt solid #00000a" fo:border-right="1.5pt solid #00000a" fo:border-top="none" fo:border-bottom="0.75pt solid #00000a"/>
    </style:style>
    <style:style style:name="Table2.A3"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2.B3" style:family="table-cell">
      <style:table-cell-properties fo:padding-left="0.215cm" fo:padding-right="0.191cm" fo:padding-top="0cm" fo:padding-bottom="0cm" fo:border="0.75pt solid #00000a"/>
    </style:style>
    <style:style style:name="Table2.E3"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2.A4" style:family="table-cell">
      <style:table-cell-properties fo:padding-left="0.215cm" fo:padding-right="0.191cm" fo:padding-top="0cm" fo:padding-bottom="0cm" fo:border-left="1.5pt solid #00000a" fo:border-right="0.75pt solid #00000a" fo:border-top="0.75pt solid #00000a" fo:border-bottom="1.5pt solid #00000a"/>
    </style:style>
    <style:style style:name="Table2.B4" style:family="table-cell">
      <style:table-cell-properties fo:padding-left="0.215cm" fo:padding-right="0.191cm" fo:padding-top="0cm" fo:padding-bottom="0cm" fo:border-left="0.75pt solid #00000a" fo:border-right="0.75pt solid #00000a" fo:border-top="0.75pt solid #00000a" fo:border-bottom="1.5pt solid #00000a"/>
    </style:style>
    <style:style style:name="Table2.E4" style:family="table-cell">
      <style:table-cell-properties fo:padding-left="0.215cm" fo:padding-right="0.191cm" fo:padding-top="0cm" fo:padding-bottom="0cm" fo:border-left="0.75pt solid #00000a" fo:border-right="1.5pt solid #00000a" fo:border-top="0.75pt solid #00000a" fo:border-bottom="1.5pt solid #00000a"/>
    </style:style>
    <style:style style:name="Table3" style:family="table">
      <style:table-properties style:width="16.893cm" fo:margin-left="-0.215cm" fo:margin-top="0cm" fo:margin-bottom="0cm" table:align="left" style:writing-mode="lr-tb"/>
    </style:style>
    <style:style style:name="Table3.A" style:family="table-column">
      <style:table-column-properties style:column-width="3.681cm"/>
    </style:style>
    <style:style style:name="Table3.B" style:family="table-column">
      <style:table-column-properties style:column-width="3.971cm"/>
    </style:style>
    <style:style style:name="Table3.C" style:family="table-column">
      <style:table-column-properties style:column-width="4.128cm"/>
    </style:style>
    <style:style style:name="Table3.D" style:family="table-column">
      <style:table-column-properties style:column-width="5.114cm"/>
    </style:style>
    <style:style style:name="Table3.1" style:family="table-row">
      <style:table-row-properties fo:keep-together="auto"/>
    </style:style>
    <style:style style:name="Table3.A1" style:family="table-cell">
      <style:table-cell-properties style:border-line-width-bottom="0.053cm 0.053cm 0.053cm" fo:padding-left="0.215cm" fo:padding-right="0.191cm" fo:padding-top="0cm" fo:padding-bottom="0cm" fo:border-left="1.5pt solid #00000a" fo:border-right="0.75pt solid #00000a" fo:border-top="1.5pt solid #00000a" fo:border-bottom="4.5pt double #00000a"/>
    </style:style>
    <style:style style:name="Table3.B1" style:family="table-cell">
      <style:table-cell-properties style:border-line-width-bottom="0.053cm 0.053cm 0.053cm" fo:padding-left="0.215cm" fo:padding-right="0.191cm" fo:padding-top="0cm" fo:padding-bottom="0cm" fo:border-left="0.75pt solid #00000a" fo:border-right="0.75pt solid #00000a" fo:border-top="1.5pt solid #00000a" fo:border-bottom="4.5pt double #00000a"/>
    </style:style>
    <style:style style:name="Table3.D1" style:family="table-cell">
      <style:table-cell-properties style:border-line-width-bottom="0.053cm 0.053cm 0.053cm" fo:padding-left="0.215cm" fo:padding-right="0.191cm" fo:padding-top="0cm" fo:padding-bottom="0cm" fo:border-left="0.75pt solid #00000a" fo:border-right="1.5pt solid #00000a" fo:border-top="1.5pt solid #00000a" fo:border-bottom="4.5pt double #00000a"/>
    </style:style>
    <style:style style:name="Table3.A2" style:family="table-cell">
      <style:table-cell-properties fo:padding-left="0.215cm" fo:padding-right="0.191cm" fo:padding-top="0cm" fo:padding-bottom="0cm" fo:border-left="1.5pt solid #00000a" fo:border-right="0.75pt solid #00000a" fo:border-top="none" fo:border-bottom="0.75pt solid #00000a"/>
    </style:style>
    <style:style style:name="Table3.B2" style:family="table-cell">
      <style:table-cell-properties fo:padding-left="0.215cm" fo:padding-right="0.191cm" fo:padding-top="0cm" fo:padding-bottom="0cm" fo:border-left="0.75pt solid #00000a" fo:border-right="0.75pt solid #00000a" fo:border-top="none" fo:border-bottom="0.75pt solid #00000a"/>
    </style:style>
    <style:style style:name="Table3.D2" style:family="table-cell">
      <style:table-cell-properties fo:padding-left="0.215cm" fo:padding-right="0.191cm" fo:padding-top="0cm" fo:padding-bottom="0cm" fo:border-left="0.75pt solid #00000a" fo:border-right="1.5pt solid #00000a" fo:border-top="none" fo:border-bottom="0.75pt solid #00000a"/>
    </style:style>
    <style:style style:name="Table3.A3"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3.B3" style:family="table-cell">
      <style:table-cell-properties fo:padding-left="0.215cm" fo:padding-right="0.191cm" fo:padding-top="0cm" fo:padding-bottom="0cm" fo:border="0.75pt solid #00000a"/>
    </style:style>
    <style:style style:name="Table3.D3"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3.A6" style:family="table-cell">
      <style:table-cell-properties fo:padding-left="0.215cm" fo:padding-right="0.191cm" fo:padding-top="0cm" fo:padding-bottom="0cm" fo:border-left="1.5pt solid #00000a" fo:border-right="0.75pt solid #00000a" fo:border-top="0.75pt solid #00000a" fo:border-bottom="1.5pt solid #00000a"/>
    </style:style>
    <style:style style:name="Table3.B6" style:family="table-cell">
      <style:table-cell-properties fo:padding-left="0.215cm" fo:padding-right="0.191cm" fo:padding-top="0cm" fo:padding-bottom="0cm" fo:border-left="0.75pt solid #00000a" fo:border-right="0.75pt solid #00000a" fo:border-top="0.75pt solid #00000a" fo:border-bottom="1.5pt solid #00000a"/>
    </style:style>
    <style:style style:name="Table3.D6" style:family="table-cell">
      <style:table-cell-properties fo:padding-left="0.215cm" fo:padding-right="0.191cm" fo:padding-top="0cm" fo:padding-bottom="0cm" fo:border-left="0.75pt solid #00000a" fo:border-right="1.5pt solid #00000a" fo:border-top="0.75pt solid #00000a" fo:border-bottom="1.5pt solid #00000a"/>
    </style:style>
    <style:style style:name="P1" style:family="paragraph" style:parent-style-name="Footer">
      <style:paragraph-properties fo:text-align="center" style:justify-single-word="false"/>
      <style:text-properties fo:font-size="8pt" officeooo:rsid="002bcbbe" officeooo:paragraph-rsid="0014bee9" style:font-size-asian="8pt" style:font-size-complex="8pt"/>
    </style:style>
    <style:style style:name="P2" style:family="paragraph" style:parent-style-name="Header">
      <style:text-properties officeooo:paragraph-rsid="001e8cc3"/>
    </style:style>
    <style:style style:name="P3" style:family="paragraph" style:parent-style-name="Footer">
      <style:paragraph-properties fo:margin-left="0cm" fo:margin-right="0cm" fo:text-align="center" style:justify-single-word="false" fo:text-indent="0cm" style:auto-text-indent="false"/>
      <style:text-properties fo:font-size="8pt" officeooo:rsid="002bcbbe" officeooo:paragraph-rsid="0014bee9" style:font-size-asian="8pt" style:font-size-complex="8pt"/>
    </style:style>
    <style:style style:name="P4" style:family="paragraph" style:parent-style-name="Contents_20_2">
      <style:paragraph-properties>
        <style:tab-stops>
          <style:tab-stop style:position="15.24cm" style:type="right" style:leader-style="dotted" style:leader-text="."/>
        </style:tab-stops>
      </style:paragraph-properties>
    </style:style>
    <style:style style:name="P5" style:family="paragraph" style:parent-style-name="Contents_20_1">
      <style:paragraph-properties>
        <style:tab-stops>
          <style:tab-stop style:position="15.24cm" style:type="right" style:leader-style="dotted" style:leader-text="."/>
        </style:tab-stops>
      </style:paragraph-properties>
    </style:style>
    <style:style style:name="P6" style:family="paragraph" style:parent-style-name="Table_20_Text_20_small">
      <style:paragraph-properties fo:keep-together="always" fo:keep-with-next="always"/>
    </style:style>
    <style:style style:name="P7" style:family="paragraph" style:parent-style-name="Title">
      <style:text-properties officeooo:rsid="001e8cc3" officeooo:paragraph-rsid="001e8cc3"/>
    </style:style>
    <style:style style:name="P8" style:family="paragraph" style:parent-style-name="ByLine">
      <style:text-properties officeooo:rsid="002bb753" officeooo:paragraph-rsid="000eeb11"/>
    </style:style>
    <style:style style:name="P9" style:family="paragraph" style:parent-style-name="ByLine">
      <style:text-properties officeooo:rsid="000eeb11" officeooo:paragraph-rsid="000eeb11"/>
    </style:style>
    <style:style style:name="P10" style:family="paragraph" style:parent-style-name="Calibri">
      <style:text-properties style:font-name="Calibri3" officeooo:paragraph-rsid="000f6b11"/>
    </style:style>
    <style:style style:name="P11" style:family="paragraph" style:parent-style-name="Standard">
      <style:text-properties fo:font-size="10pt" fo:language="en" fo:country="CA" fo:font-style="italic" officeooo:rsid="001c738a" officeooo:paragraph-rsid="001c738a" style:font-size-asian="10pt" style:language-asian="en" style:country-asian="CA" style:font-style-asian="italic" style:font-size-complex="10pt" style:font-style-complex="italic"/>
    </style:style>
    <style:style style:name="P12" style:family="paragraph" style:parent-style-name="Standard">
      <style:paragraph-properties fo:text-align="center" style:justify-single-word="false"/>
      <style:text-properties style:font-name="Calibri3" officeooo:paragraph-rsid="000f6b11"/>
    </style:style>
    <style:style style:name="P13" style:family="paragraph" style:parent-style-name="Standard">
      <style:paragraph-properties fo:text-align="center" style:justify-single-word="false"/>
      <style:text-properties style:font-name="Calibri3" fo:font-size="10pt" officeooo:paragraph-rsid="000f6b11" style:font-size-asian="10pt"/>
    </style:style>
    <style:style style:name="P14" style:family="paragraph" style:parent-style-name="Standard">
      <style:paragraph-properties fo:text-align="center" style:justify-single-word="false" style:snap-to-layout-grid="false"/>
      <style:text-properties style:font-name="Calibri3" fo:font-size="10pt" officeooo:rsid="0016b782" officeooo:paragraph-rsid="000f6b11" style:font-size-asian="10pt"/>
    </style:style>
    <style:style style:name="P15" style:family="paragraph" style:parent-style-name="Standard">
      <style:paragraph-properties fo:text-align="center" style:justify-single-word="false" style:snap-to-layout-grid="false"/>
      <style:text-properties style:font-name="Calibri3" fo:font-size="10pt" fo:language="fr" fo:country="CA" fo:font-weight="bold" officeooo:rsid="0016b782" officeooo:paragraph-rsid="000f6b11" style:font-size-asian="10pt" style:font-weight-asian="bold" style:font-name-complex="Arial" style:font-size-complex="9pt" style:font-weight-complex="bold"/>
    </style:style>
    <style:style style:name="P16" style:family="paragraph" style:parent-style-name="Standard">
      <style:paragraph-properties fo:text-align="center" style:justify-single-word="false" style:snap-to-layout-grid="false"/>
      <style:text-properties style:font-name="Calibri3" fo:font-size="10pt" fo:font-weight="bold" officeooo:rsid="002adae5" officeooo:paragraph-rsid="000f6b11" style:font-size-asian="10pt" style:font-weight-asian="bold" style:font-weight-complex="bold"/>
    </style:style>
    <style:style style:name="P17" style:family="paragraph" style:parent-style-name="Standard">
      <style:text-properties fo:language="en" fo:country="CA" fo:font-style="italic" officeooo:rsid="001c738a" officeooo:paragraph-rsid="001c738a" style:language-asian="en" style:country-asian="CA" style:font-style-asian="italic" style:font-style-complex="italic"/>
    </style:style>
    <style:style style:name="P18" style:family="paragraph" style:parent-style-name="Standard">
      <style:text-properties fo:language="en" fo:country="CA" fo:font-style="italic" officeooo:paragraph-rsid="001e8cc3" style:language-asian="en" style:country-asian="CA" style:font-style-asian="italic"/>
    </style:style>
    <style:style style:name="P19" style:family="paragraph" style:parent-style-name="Standard">
      <style:text-properties fo:language="en" fo:country="CA" fo:font-style="normal" officeooo:rsid="001868b5" officeooo:paragraph-rsid="001ba3c3" style:language-asian="en" style:country-asian="CA" style:font-style-asian="normal" style:font-style-complex="normal"/>
    </style:style>
    <style:style style:name="P20" style:family="paragraph" style:parent-style-name="Standard">
      <style:text-properties officeooo:paragraph-rsid="001ba3c3"/>
    </style:style>
    <style:style style:name="P21" style:family="paragraph" style:parent-style-name="Standard">
      <style:paragraph-properties fo:text-align="center" style:justify-single-word="false" fo:break-before="page"/>
      <style:text-properties style:font-name="Calibri3" fo:font-weight="bold" officeooo:paragraph-rsid="000f6b11" style:font-weight-asian="bold"/>
    </style:style>
    <style:style style:name="P22" style:family="paragraph" style:parent-style-name="Text_20_body">
      <style:text-properties fo:font-style="normal" style:font-style-asian="normal"/>
    </style:style>
    <style:style style:name="P23" style:family="paragraph" style:parent-style-name="TOCEntry" style:master-page-name="Converted1">
      <style:paragraph-properties style:page-number="auto"/>
      <style:text-properties officeooo:rsid="0022c8cc" officeooo:paragraph-rsid="0022c8cc"/>
    </style:style>
    <style:style style:name="P24" style:family="paragraph" style:parent-style-name="Title">
      <style:paragraph-properties fo:margin-top="0cm" fo:margin-bottom="0.706cm" loext:contextual-spacing="false"/>
      <style:text-properties fo:font-size="20pt" officeooo:rsid="001e8cc3" officeooo:paragraph-rsid="001e8cc3" style:font-size-asian="20pt"/>
    </style:style>
    <style:style style:name="P25" style:family="paragraph" style:parent-style-name="Title">
      <style:text-properties officeooo:rsid="002513d0" officeooo:paragraph-rsid="000df959"/>
    </style:style>
    <style:style style:name="P26" style:family="paragraph" style:parent-style-name="line" style:master-page-name="First_20_Page">
      <style:paragraph-properties style:page-number="1"/>
    </style:style>
    <style:style style:name="P27" style:family="paragraph" style:parent-style-name="Heading_20_2" style:list-style-name="WWNum4"/>
    <style:style style:name="P28" style:family="paragraph" style:parent-style-name="Heading_20_2" style:list-style-name="WWNum4">
      <style:text-properties officeooo:rsid="001ba3c3" officeooo:paragraph-rsid="001ba3c3"/>
    </style:style>
    <style:style style:name="P29" style:family="paragraph" style:parent-style-name="Heading_20_2" style:list-style-name="WWNum4">
      <style:text-properties officeooo:rsid="001e3bf0" officeooo:paragraph-rsid="001e3bf0"/>
    </style:style>
    <style:style style:name="P30" style:family="paragraph" style:parent-style-name="Heading_20_2" style:list-style-name="WWNum4">
      <style:text-properties officeooo:rsid="0028eb2c" officeooo:paragraph-rsid="0028eb2c"/>
    </style:style>
    <style:style style:name="P31" style:family="paragraph" style:parent-style-name="Heading_20_2" style:list-style-name="WWNum4">
      <style:text-properties officeooo:rsid="002eef4c" officeooo:paragraph-rsid="002eef4c"/>
    </style:style>
    <style:style style:name="P32" style:family="paragraph" style:parent-style-name="Heading_20_2" style:list-style-name="WWNum4">
      <style:text-properties officeooo:rsid="002f2959" officeooo:paragraph-rsid="002f2959"/>
    </style:style>
    <style:style style:name="P33" style:family="paragraph" style:parent-style-name="Standard">
      <style:text-properties fo:language="en" fo:country="CA" fo:font-style="italic" officeooo:rsid="001868b5" officeooo:paragraph-rsid="0022c8cc" style:language-asian="en" style:country-asian="CA" style:font-style-asian="italic"/>
    </style:style>
    <style:style style:name="P34" style:family="paragraph" style:parent-style-name="Standard">
      <style:text-properties fo:language="en" fo:country="CA" fo:font-style="italic" officeooo:rsid="0024440c" officeooo:paragraph-rsid="0024e82a" style:language-asian="en" style:country-asian="CA" style:font-style-asian="italic" style:font-style-complex="normal"/>
    </style:style>
    <style:style style:name="P35" style:family="paragraph" style:parent-style-name="Standard">
      <style:text-properties fo:language="en" fo:country="CA" fo:font-style="italic" officeooo:rsid="0024e82a" officeooo:paragraph-rsid="0024e82a" style:language-asian="en" style:country-asian="CA" style:font-style-asian="italic" style:font-style-complex="normal"/>
    </style:style>
    <style:style style:name="P36" style:family="paragraph" style:parent-style-name="Standard">
      <style:text-properties fo:language="en" fo:country="CA" fo:font-style="italic" officeooo:rsid="0024e82a" officeooo:paragraph-rsid="0022c8cc" style:language-asian="en" style:country-asian="CA" style:font-style-asian="italic"/>
    </style:style>
    <style:style style:name="P37" style:family="paragraph" style:parent-style-name="Standard">
      <style:text-properties fo:language="en" fo:country="CA" fo:font-style="italic" officeooo:paragraph-rsid="001e8cc3" style:language-asian="en" style:country-asian="CA" style:font-style-asian="italic"/>
    </style:style>
    <style:style style:name="P38" style:family="paragraph" style:parent-style-name="Standard">
      <style:text-properties fo:font-size="10pt" fo:language="en" fo:country="CA" fo:font-style="italic" officeooo:rsid="001c738a" officeooo:paragraph-rsid="00304b68" style:font-size-asian="10pt" style:language-asian="en" style:country-asian="CA" style:font-style-asian="italic" style:font-size-complex="10pt" style:font-style-complex="italic"/>
    </style:style>
    <style:style style:name="P39" style:family="paragraph" style:parent-style-name="Standard">
      <style:paragraph-properties fo:text-align="center" style:justify-single-word="false" style:snap-to-layout-grid="false"/>
      <style:text-properties style:font-name="Calibri3" fo:font-size="10pt" fo:font-weight="bold" officeooo:rsid="00328204" officeooo:paragraph-rsid="00328204" style:font-size-asian="10pt" style:font-weight-asian="bold" style:font-weight-complex="bold"/>
    </style:style>
    <style:style style:name="P40" style:family="paragraph" style:parent-style-name="Standard">
      <style:paragraph-properties fo:text-align="center" style:justify-single-word="false" style:snap-to-layout-grid="false"/>
      <style:text-properties style:font-name="Calibri3" fo:font-size="10pt" officeooo:rsid="00328204" officeooo:paragraph-rsid="00328204" style:font-size-asian="10pt"/>
    </style:style>
    <style:style style:name="P41" style:family="paragraph" style:parent-style-name="Standard">
      <style:paragraph-properties fo:text-align="start" style:justify-single-word="false" style:snap-to-layout-grid="false"/>
      <style:text-properties style:font-name="Calibri3" fo:font-size="10pt" officeooo:rsid="00341805" officeooo:paragraph-rsid="00341805" style:font-size-asian="10pt"/>
    </style:style>
    <style:style style:name="P42" style:family="paragraph" style:parent-style-name="Standard">
      <style:paragraph-properties fo:text-align="start" style:justify-single-word="false" style:snap-to-layout-grid="false"/>
      <style:text-properties style:font-name="Calibri3" fo:font-size="10pt" officeooo:rsid="002adae5" officeooo:paragraph-rsid="000f6b11" style:font-size-asian="10pt"/>
    </style:style>
    <style:style style:name="P43" style:family="paragraph" style:parent-style-name="Standard">
      <style:paragraph-properties fo:text-align="center" style:justify-single-word="false" style:snap-to-layout-grid="false"/>
      <style:text-properties style:font-name="Calibri3" fo:font-size="10pt" officeooo:paragraph-rsid="000f6b11" style:font-size-asian="10pt"/>
    </style:style>
    <style:style style:name="P44" style:family="paragraph" style:parent-style-name="Standard">
      <style:paragraph-properties fo:text-align="start" style:justify-single-word="false" style:snap-to-layout-grid="false"/>
      <style:text-properties style:font-name="Calibri3" fo:font-size="10pt" officeooo:rsid="0020cefd" officeooo:paragraph-rsid="0020cefd" style:font-size-asian="10pt"/>
    </style:style>
    <style:style style:name="P45" style:family="paragraph" style:parent-style-name="Standard">
      <style:paragraph-properties fo:text-align="start" style:justify-single-word="false" style:snap-to-layout-grid="false"/>
      <style:text-properties style:font-name="Calibri3" fo:font-size="10pt" officeooo:paragraph-rsid="000f6b11" style:font-size-asian="10pt"/>
    </style:style>
    <style:style style:name="P46" style:family="paragraph" style:parent-style-name="Heading_20_1" style:list-style-name="WWNum4"/>
    <style:style style:name="P47" style:family="paragraph" style:parent-style-name="Heading_20_1" style:list-style-name="">
      <style:paragraph-properties fo:margin-left="0cm" fo:margin-right="0cm" fo:text-indent="0cm" style:auto-text-indent="false"/>
      <style:text-properties style:font-name="Calibri3" officeooo:paragraph-rsid="000f6b11"/>
    </style:style>
    <style:style style:name="P48" style:family="paragraph" style:parent-style-name="Heading_20_1" style:list-style-name="WWNum4" style:master-page-name="Converted2">
      <style:paragraph-properties style:page-number="1"/>
      <style:text-properties officeooo:rsid="001a65ca" officeooo:paragraph-rsid="001a65ca"/>
    </style:style>
    <style:style style:name="P49" style:family="paragraph" style:parent-style-name="Text_20_body" style:list-style-name="WWNum7"/>
    <style:style style:name="P50" style:family="paragraph" style:parent-style-name="Text_20_body">
      <style:text-properties fo:font-style="normal" officeooo:rsid="0028eb2c" officeooo:paragraph-rsid="0028eb2c" style:font-style-asian="normal" style:font-style-complex="normal"/>
    </style:style>
    <style:style style:name="P51" style:family="paragraph" style:parent-style-name="Text_20_body">
      <style:text-properties officeooo:rsid="0028eb2c" officeooo:paragraph-rsid="0028eb2c"/>
    </style:style>
    <style:style style:name="P52" style:family="paragraph" style:parent-style-name="Text_20_body">
      <style:text-properties officeooo:rsid="0028eb2c" officeooo:paragraph-rsid="002aa3c3"/>
    </style:style>
    <style:style style:name="P53" style:family="paragraph" style:parent-style-name="Text_20_body">
      <style:text-properties officeooo:rsid="0028eb2c" officeooo:paragraph-rsid="002d93f9"/>
    </style:style>
    <style:style style:name="P54" style:family="paragraph" style:parent-style-name="Text_20_body">
      <style:text-properties officeooo:rsid="002c3d4d" officeooo:paragraph-rsid="002c3d4d"/>
    </style:style>
    <style:style style:name="P55" style:family="paragraph" style:parent-style-name="Text_20_body">
      <style:text-properties officeooo:rsid="002d93f9" officeooo:paragraph-rsid="002d93f9"/>
    </style:style>
    <style:style style:name="P56" style:family="paragraph" style:parent-style-name="Text_20_body">
      <style:text-properties officeooo:paragraph-rsid="002c3d4d"/>
    </style:style>
    <style:style style:name="P57" style:family="paragraph" style:parent-style-name="Text_20_body">
      <style:text-properties officeooo:rsid="002eef4c" officeooo:paragraph-rsid="002eef4c"/>
    </style:style>
    <style:style style:name="P58" style:family="paragraph" style:parent-style-name="Text_20_body">
      <style:text-properties officeooo:paragraph-rsid="002f2959"/>
    </style:style>
    <style:style style:name="P59" style:family="paragraph" style:parent-style-name="Text_20_body">
      <style:text-properties officeooo:rsid="002f2959" officeooo:paragraph-rsid="00328204"/>
    </style:style>
    <style:style style:name="P60" style:family="paragraph" style:parent-style-name="Text_20_body">
      <style:text-properties officeooo:rsid="00328204" officeooo:paragraph-rsid="002f2959"/>
    </style:style>
    <style:style style:name="P61" style:family="paragraph" style:parent-style-name="Text_20_body">
      <style:paragraph-properties fo:text-align="center" style:justify-single-word="false" fo:keep-together="always" fo:keep-with-next="always"/>
      <style:text-properties fo:font-weight="bold" style:font-weight-asian="bold"/>
    </style:style>
    <style:style style:name="T1" style:family="text">
      <style:text-properties officeooo:rsid="002cc522"/>
    </style:style>
    <style:style style:name="T2" style:family="text">
      <style:text-properties officeooo:rsid="002c24ea"/>
    </style:style>
    <style:style style:name="T3" style:family="text">
      <style:text-properties officeooo:rsid="001a65ca"/>
    </style:style>
    <style:style style:name="T4" style:family="text">
      <style:text-properties officeooo:rsid="001e8cc3"/>
    </style:style>
    <style:style style:name="T5" style:family="text">
      <style:text-properties fo:font-style="normal" style:font-style-asian="normal"/>
    </style:style>
    <style:style style:name="T6" style:family="text">
      <style:text-properties fo:font-style="normal" style:font-style-asian="normal" style:font-style-complex="normal"/>
    </style:style>
    <style:style style:name="T7" style:family="text">
      <style:text-properties fo:font-style="normal" officeooo:rsid="001b9c20" style:font-style-asian="normal" style:font-style-complex="normal"/>
    </style:style>
    <style:style style:name="T8" style:family="text">
      <style:text-properties fo:font-style="normal" officeooo:rsid="001868b5" style:font-style-asian="normal" style:font-style-complex="normal"/>
    </style:style>
    <style:style style:name="T9" style:family="text">
      <style:text-properties fo:font-style="normal" officeooo:rsid="001d39cb" style:font-style-asian="normal" style:font-style-complex="normal"/>
    </style:style>
    <style:style style:name="T10" style:family="text">
      <style:text-properties fo:font-style="normal" officeooo:rsid="001d59ad" style:font-style-asian="normal" style:font-style-complex="normal"/>
    </style:style>
    <style:style style:name="T11" style:family="text">
      <style:text-properties fo:font-style="normal" officeooo:rsid="001e8cc3" style:font-style-asian="normal" style:font-style-complex="normal"/>
    </style:style>
    <style:style style:name="T12" style:family="text">
      <style:text-properties fo:font-style="normal" officeooo:rsid="0024440c" style:font-style-asian="normal" style:font-style-complex="normal"/>
    </style:style>
    <style:style style:name="T13" style:family="text">
      <style:text-properties fo:font-style="normal" officeooo:rsid="0024e82a" style:font-style-asian="normal" style:font-style-complex="normal"/>
    </style:style>
    <style:style style:name="T14" style:family="text">
      <style:text-properties fo:font-style="normal" officeooo:rsid="0024e82a" style:font-style-asian="normal"/>
    </style:style>
    <style:style style:name="T15" style:family="text">
      <style:text-properties fo:font-style="normal" officeooo:rsid="0025d877" style:font-style-asian="normal"/>
    </style:style>
    <style:style style:name="T16" style:family="text">
      <style:text-properties fo:font-style="normal" officeooo:rsid="002776f4" style:font-style-asian="normal"/>
    </style:style>
    <style:style style:name="T17" style:family="text">
      <style:text-properties fo:font-style="normal" officeooo:rsid="0028201a" style:font-style-asian="normal"/>
    </style:style>
    <style:style style:name="T18" style:family="text">
      <style:text-properties officeooo:rsid="0030b718"/>
    </style:style>
    <style:style style:name="T19" style:family="text">
      <style:text-properties fo:font-size="10pt" style:font-size-asian="10pt"/>
    </style:style>
    <style:style style:name="T20" style:family="text">
      <style:text-properties fo:font-size="10pt" fo:font-weight="bold" style:font-size-asian="10pt" style:font-weight-asian="bold"/>
    </style:style>
    <style:style style:name="T21" style:family="text">
      <style:text-properties officeooo:rsid="0024ec3e"/>
    </style:style>
    <style:style style:name="T22" style:family="text">
      <style:text-properties officeooo:rsid="00217078"/>
    </style:style>
    <style:style style:name="T23" style:family="text">
      <style:text-properties officeooo:rsid="002f0643"/>
    </style:style>
    <style:style style:name="T24" style:family="text">
      <style:text-properties officeooo:rsid="002bb753"/>
    </style:style>
    <style:style style:name="T25" style:family="text">
      <style:text-properties style:font-style-complex="italic"/>
    </style:style>
    <style:style style:name="T26" style:family="text">
      <style:text-properties officeooo:rsid="001868b5" style:font-style-complex="italic"/>
    </style:style>
    <style:style style:name="T27" style:family="text">
      <style:text-properties officeooo:rsid="0020cefd"/>
    </style:style>
    <style:style style:name="T28" style:family="text">
      <style:text-properties officeooo:rsid="00229f27"/>
    </style:style>
    <style:style style:name="T29" style:family="text">
      <style:text-properties officeooo:rsid="0022c8cc"/>
    </style:style>
    <style:style style:name="T30" style:family="text">
      <style:text-properties fo:font-style="italic" style:font-style-asian="italic" style:font-style-complex="italic"/>
    </style:style>
    <style:style style:name="T31" style:family="text">
      <style:text-properties officeooo:rsid="002aa3c3"/>
    </style:style>
    <style:style style:name="T32" style:family="text">
      <style:text-properties officeooo:rsid="002c3d4d"/>
    </style:style>
    <style:style style:name="T33" style:family="text">
      <style:text-properties officeooo:rsid="002eef4c"/>
    </style:style>
    <style:style style:name="T34" style:family="text">
      <style:text-properties officeooo:rsid="002f2959"/>
    </style:style>
    <style:style style:name="T35" style:family="text">
      <style:text-properties officeooo:rsid="00304b68"/>
    </style:style>
    <style:style style:name="T36" style:family="text">
      <style:text-properties officeooo:rsid="0031057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7">Document de vision</text:p>
      <text:p text:style-name="P24">pour</text:p>
      <text:p text:style-name="P25">Extraction d'Image CTEC</text:p>
      <text:p text:style-name="ByLine">Version 1.0<text:span text:style-name="T28">1</text:span></text:p>
      <text:p text:style-name="P8"><text:span text:style-name="T18">P</text:span>réparé par François-Guy Gallant</text:p>
      <text:p text:style-name="P8"><text:span text:style-name="T18">Projet </text:span>LOG-792 ÉTS, été 2016</text:p>
      <text:p text:style-name="P9">Dernière révision 2016-06-07</text:p>
      <text:p text:style-name="P23"><text:bookmark-start text:name="_Toc356192831"/>T<text:bookmark-end text:name="_Toc356192831"/>able des matières<text:bookmark-start text:name="_Toc416530762"/></text:p>
      <text:p text:style-name="Standard"/>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p text:style-name="P5"><text:a xlink:type="simple" xlink:href="#__RefHeading___Toc2860_1073819089" text:style-name="Index_20_Link" text:visited-style-name="Index_20_Link">1.Requis d'affaires<text:tab/>1</text:a></text:p>
          <text:p text:style-name="P4"><text:a xlink:type="simple" xlink:href="#__RefHeading___Toc2862_1073819089" text:style-name="Index_20_Link" text:visited-style-name="Index_20_Link">1.1.Situation courante<text:tab/>1</text:a></text:p>
          <text:p text:style-name="P4"><text:a xlink:type="simple" xlink:href="#__RefHeading___Toc2864_1073819089" text:style-name="Index_20_Link" text:visited-style-name="Index_20_Link">1.2.Opportunité d'affaires<text:tab/>1</text:a></text:p>
          <text:p text:style-name="P4"><text:a xlink:type="simple" xlink:href="#__RefHeading___Toc2866_1073819089" text:style-name="Index_20_Link" text:visited-style-name="Index_20_Link">1.3.Business Objectives<text:tab/>1</text:a></text:p>
          <text:p text:style-name="P4"><text:a xlink:type="simple" xlink:href="#__RefHeading___Toc2868_1073819089" text:style-name="Index_20_Link" text:visited-style-name="Index_20_Link">1.4.Success Metrics<text:tab/>1</text:a></text:p>
          <text:p text:style-name="P4"><text:a xlink:type="simple" xlink:href="#__RefHeading___Toc2870_1073819089" text:style-name="Index_20_Link" text:visited-style-name="Index_20_Link">1.5.Vision Statement<text:tab/>1</text:a></text:p>
          <text:p text:style-name="P4"><text:a xlink:type="simple" xlink:href="#__RefHeading___Toc2872_1073819089" text:style-name="Index_20_Link" text:visited-style-name="Index_20_Link">1.6.Business Risks<text:tab/>2</text:a></text:p>
          <text:p text:style-name="P4"><text:a xlink:type="simple" xlink:href="#__RefHeading___Toc2874_1073819089" text:style-name="Index_20_Link" text:visited-style-name="Index_20_Link">1.7.Business Assumptions and Dependencies<text:tab/>2</text:a></text:p>
          <text:p text:style-name="P5"><text:a xlink:type="simple" xlink:href="#__RefHeading___Toc2876_1073819089" text:style-name="Index_20_Link" text:visited-style-name="Index_20_Link">2.Scope and Limitations<text:tab/>2</text:a></text:p>
          <text:p text:style-name="P4"><text:a xlink:type="simple" xlink:href="#__RefHeading___Toc2878_1073819089" text:style-name="Index_20_Link" text:visited-style-name="Index_20_Link">2.1.Major Features<text:tab/>2</text:a></text:p>
          <text:p text:style-name="P4"><text:a xlink:type="simple" xlink:href="#__RefHeading___Toc2880_1073819089" text:style-name="Index_20_Link" text:visited-style-name="Index_20_Link">2.2.Scope of Initial Release<text:tab/>2</text:a></text:p>
          <text:p text:style-name="P4"><text:a xlink:type="simple" xlink:href="#__RefHeading___Toc2882_1073819089" text:style-name="Index_20_Link" text:visited-style-name="Index_20_Link">2.3.Scope of Subsequent Releases<text:tab/>2</text:a></text:p>
          <text:p text:style-name="P4"><text:a xlink:type="simple" xlink:href="#__RefHeading___Toc2884_1073819089" text:style-name="Index_20_Link" text:visited-style-name="Index_20_Link">2.4.Limitations and Exclusions<text:tab/>2</text:a></text:p>
          <text:p text:style-name="P5"><text:a xlink:type="simple" xlink:href="#__RefHeading___Toc2886_1073819089" text:style-name="Index_20_Link" text:visited-style-name="Index_20_Link">3.Business Context<text:tab/>2</text:a></text:p>
          <text:p text:style-name="P4"><text:a xlink:type="simple" xlink:href="#__RefHeading___Toc2888_1073819089" text:style-name="Index_20_Link" text:visited-style-name="Index_20_Link">3.1.Stakeholder Profiles<text:tab/>3</text:a></text:p>
          <text:p text:style-name="P4"><text:a xlink:type="simple" xlink:href="#__RefHeading___Toc2890_1073819089" text:style-name="Index_20_Link" text:visited-style-name="Index_20_Link">3.2.Project Priorities<text:tab/>3</text:a></text:p>
          <text:p text:style-name="P4"><text:a xlink:type="simple" xlink:href="#__RefHeading___Toc2892_1073819089" text:style-name="Index_20_Link" text:visited-style-name="Index_20_Link">3.3.Deployment Considerations<text:tab/>4</text:a></text:p>
        </text:index-body>
      </text:table-of-content>
      <text:p text:style-name="Standard"/>
      <text:p text:style-name="Standard"/>
      <text:p text:style-name="Standard"/>
      <text:p text:style-name="P21">Suivi des changements</text:p>
      <text:p text:style-name="P12"><text:span text:style-name="T19">*</text:span><text:span text:style-name="T20">A</text:span><text:span text:style-name="T19"> – Ajouté <text:s text:c="2"/></text:span><text:span text:style-name="T20">M</text:span><text:span text:style-name="T19"> – Modifié <text:s text:c="3"/></text:span><text:span text:style-name="T20">S</text:span><text:span text:style-name="T19"> – Supprimé</text:span></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NUMÉRO</text:p>
            <text:p text:style-name="P10">DE VERSION</text:p>
          </table:table-cell>
          <table:table-cell table:style-name="Table1.B1" office:value-type="string">
            <text:p text:style-name="P10">DATE</text:p>
            <text:p text:style-name="P10">aaaa-mm-jj</text:p>
          </table:table-cell>
          <table:table-cell table:style-name="Table1.B1" office:value-type="string">
            <text:p text:style-name="P10">NUMÉRO DE FIGURE, TABLE OU SECTION</text:p>
          </table:table-cell>
          <table:table-cell table:style-name="Table1.B1" office:value-type="string">
            <text:p text:style-name="P10">A*<text:line-break/>M<text:line-break/>S</text:p>
          </table:table-cell>
          <table:table-cell table:style-name="Table1.E1" office:value-type="string">
            <text:p text:style-name="P10">BRÈVE DESCRIPTION</text:p>
            <text:p text:style-name="P10">DU CHANGEMENT</text:p>
          </table:table-cell>
        </table:table-row>
        <table:table-row table:style-name="Table1.1">
          <table:table-cell table:style-name="Table1.A2" office:value-type="string">
            <text:p text:style-name="P15">1.0<text:span text:style-name="T21">0</text:span></text:p>
          </table:table-cell>
          <table:table-cell table:style-name="Table1.B2" office:value-type="string">
            <text:p text:style-name="P14">2016-<text:span text:style-name="T22">06-07</text:span></text:p>
          </table:table-cell>
          <table:table-cell table:style-name="Table1.B2" office:value-type="string">
            <text:p text:style-name="P42">Page titre, <text:span text:style-name="T23">diagramme de </text:span>suivi des changem<text:span text:style-name="T23">ents, en-têtes et bas de page</text:span></text:p>
          </table:table-cell>
          <table:table-cell table:style-name="Table1.B2" office:value-type="string">
            <text:p text:style-name="P16">M<text:span text:style-name="T27">A*</text:span></text:p>
          </table:table-cell>
          <table:table-cell table:style-name="Table1.E2" office:value-type="string">
            <text:p text:style-name="P42">Document pris à partir d'un gabarit sur ProcessImpact.com. <text:span text:style-name="T24">Conversion en format LibreOffice et t</text:span>raductions.</text:p>
            <text:p text:style-name="P44">Complétion de la section 1.1 Requis d'affaires / Situation courante</text:p>
          </table:table-cell>
        </table:table-row>
        <table:table-row table:style-name="Table1.1">
          <table:table-cell table:style-name="Table1.A3" office:value-type="string">
            <text:p text:style-name="P39">1.01</text:p>
          </table:table-cell>
          <table:table-cell table:style-name="Table1.B3" office:value-type="string">
            <text:p text:style-name="P40">2016-06-07</text:p>
          </table:table-cell>
          <table:table-cell table:style-name="Table1.B3" office:value-type="string">
            <text:p text:style-name="P41">Ajout des sections:<text:line-break/>1.2. Opportunité d'affaires<text:line-break/>1.3. Objectifs et métriques<text:line-break/>1.4. Déclaration de vision<text:line-break/>1.5. Risques.</text:p>
          </table:table-cell>
          <table:table-cell table:style-name="Table1.B3" office:value-type="string">
            <text:p text:style-name="P39">A*</text:p>
          </table:table-cell>
          <table:table-cell table:style-name="Table1.E3" office:value-type="string">
            <text:p text:style-name="P41">Ajout des sections.</text:p>
            <text:p text:style-name="P41"/>
            <text:p text:style-name="P41">La section 1.6 “Hypothèses et dépendances” du gabarit de Process Impact ne sera pas utilisée.</text:p>
          </table:table-cell>
        </table:table-row>
        <table:table-row table:style-name="Table1.1">
          <table:table-cell table:style-name="Table1.A3" office:value-type="string">
            <text:p text:style-name="P43"/>
          </table:table-cell>
          <table:table-cell table:style-name="Table1.B3" office:value-type="string">
            <text:p text:style-name="P43"/>
          </table:table-cell>
          <table:table-cell table:style-name="Table1.B3" office:value-type="string">
            <text:p text:style-name="P45"/>
          </table:table-cell>
          <table:table-cell table:style-name="Table1.B3" office:value-type="string">
            <text:p text:style-name="P43"/>
          </table:table-cell>
          <table:table-cell table:style-name="Table1.E3" office:value-type="string">
            <text:p text:style-name="P45"/>
          </table:table-cell>
        </table:table-row>
        <table:table-row table:style-name="Table1.1">
          <table:table-cell table:style-name="Table1.A3" office:value-type="string">
            <text:p text:style-name="P43"/>
          </table:table-cell>
          <table:table-cell table:style-name="Table1.B3" office:value-type="string">
            <text:p text:style-name="P43"/>
          </table:table-cell>
          <table:table-cell table:style-name="Table1.B3" office:value-type="string">
            <text:p text:style-name="P45"/>
          </table:table-cell>
          <table:table-cell table:style-name="Table1.B3" office:value-type="string">
            <text:p text:style-name="P43"/>
          </table:table-cell>
          <table:table-cell table:style-name="Table1.E3" office:value-type="string">
            <text:p text:style-name="P45"/>
          </table:table-cell>
        </table:table-row>
        <table:table-row table:style-name="Table1.1">
          <table:table-cell table:style-name="Table1.A3" office:value-type="string">
            <text:p text:style-name="P43"/>
          </table:table-cell>
          <table:table-cell table:style-name="Table1.B3" office:value-type="string">
            <text:p text:style-name="P43"/>
          </table:table-cell>
          <table:table-cell table:style-name="Table1.B3" office:value-type="string">
            <text:p text:style-name="P45"/>
          </table:table-cell>
          <table:table-cell table:style-name="Table1.B3" office:value-type="string">
            <text:p text:style-name="P43"/>
          </table:table-cell>
          <table:table-cell table:style-name="Table1.E3" office:value-type="string">
            <text:p text:style-name="P45"/>
          </table:table-cell>
        </table:table-row>
        <table:table-row table:style-name="Table1.1">
          <table:table-cell table:style-name="Table1.A3" office:value-type="string">
            <text:p text:style-name="P43"/>
          </table:table-cell>
          <table:table-cell table:style-name="Table1.B3" office:value-type="string">
            <text:p text:style-name="P43"/>
          </table:table-cell>
          <table:table-cell table:style-name="Table1.B3" office:value-type="string">
            <text:p text:style-name="P45"/>
          </table:table-cell>
          <table:table-cell table:style-name="Table1.B3" office:value-type="string">
            <text:p text:style-name="P43"/>
          </table:table-cell>
          <table:table-cell table:style-name="Table1.E3" office:value-type="string">
            <text:p text:style-name="P45"/>
          </table:table-cell>
        </table:table-row>
        <table:table-row table:style-name="Table1.1">
          <table:table-cell table:style-name="Table1.A3" office:value-type="string">
            <text:p text:style-name="P43"/>
          </table:table-cell>
          <table:table-cell table:style-name="Table1.B3" office:value-type="string">
            <text:p text:style-name="P43"/>
          </table:table-cell>
          <table:table-cell table:style-name="Table1.B3" office:value-type="string">
            <text:p text:style-name="P45"/>
          </table:table-cell>
          <table:table-cell table:style-name="Table1.B3" office:value-type="string">
            <text:p text:style-name="P43"/>
          </table:table-cell>
          <table:table-cell table:style-name="Table1.E3" office:value-type="string">
            <text:p text:style-name="P45"/>
          </table:table-cell>
        </table:table-row>
        <table:table-row table:style-name="Table1.1">
          <table:table-cell table:style-name="Table1.A9" office:value-type="string">
            <text:p text:style-name="P43"/>
          </table:table-cell>
          <table:table-cell table:style-name="Table1.B9" office:value-type="string">
            <text:p text:style-name="P43"/>
          </table:table-cell>
          <table:table-cell table:style-name="Table1.B9" office:value-type="string">
            <text:p text:style-name="P45"/>
          </table:table-cell>
          <table:table-cell table:style-name="Table1.B9" office:value-type="string">
            <text:p text:style-name="P43"/>
          </table:table-cell>
          <table:table-cell table:style-name="Table1.E9" office:value-type="string">
            <text:p text:style-name="P45"/>
          </table:table-cell>
        </table:table-row>
      </table:table>
      <text:h text:style-name="P47" text:outline-level="1"><text:bookmark-end text:name="_Toc416530762"/><text:bookmark text:name="_Toc356192832"/></text:h>
      <text:list xml:id="list2657755649777808310" text:style-name="WWNum4">
        <text:list-item>
          <text:h text:style-name="P48" text:outline-level="1"><text:bookmark-start text:name="_Toc356192833"/><text:bookmark-start text:name="__RefHeading___Toc2860_1073819089"/>R<text:bookmark-end text:name="_Toc356192833"/>equis d'affaires<text:bookmark-end text:name="__RefHeading___Toc2860_1073819089"/></text:h>
          <text:list>
            <text:list-item>
              <text:h text:style-name="P28" text:outline-level="2"><text:bookmark-start text:name="__RefHeading___Toc2862_1073819089"/><text:bookmark-start text:name="_Toc356192834"/>S<text:bookmark-end text:name="_Toc356192834"/>ituation courante<text:bookmark-end text:name="__RefHeading___Toc2862_1073819089"/></text:h>
            </text:list-item>
          </text:list>
        </text:list-item>
      </text:list>
      <text:p text:style-name="P11">Note: <text:span text:style-name="T29">Le texte des deux premiers paragraphes de cette section se trouve dans leur intégrité dans </text:span>le rapport “PROPOSITION – Projet de fin d'études” remis le 20 mai 2016. </text:p>
      <text:p text:style-name="P17"/>
      <text:p text:style-name="P38">Note <text:span text:style-name="T36">2</text:span>: <text:span text:style-name="T35">Les compagnies, logiciels, ainsi que les besoins et situations utilisés tout au long du projet sont fictifs mais basés sur des faits réels. Les noms ont été changés.</text:span></text:p>
      <text:p text:style-name="P18"><text:span text:style-name="T11"/></text:p>
      <text:p text:style-name="P18"><text:span text:style-name="T11">CTEC</text:span><text:span text:style-name="T8"> est une compagnie </text:span><text:span text:style-name="T10">(fictive) </text:span><text:span text:style-name="T8">faisant entre autres du traitement de documents </text:span><text:span text:style-name="T9">pour des clients</text:span><text:span text:style-name="T8">. Un client type est une compagnie qui envoie des factures à ses clients par la poste, et reçoit en retour les factures ainsi qu'un chèque attaché. Ce courrier est acheminé à </text:span><text:span text:style-name="T11">CTEC</text:span><text:span text:style-name="T8">, qui numérise les documents, vérifie que les montants sont bien payés, vérifie les numéros de compte, dépose les chèques à la banque et envoie un </text:span><text:span text:style-name="T7">ou plusieurs fichiers </text:span><text:span text:style-name="T8">de compte-rendu au client, nommé “</text:span><text:span text:style-name="T7">E</text:span><text:span text:style-name="T8">xtraction” (</text:span><text:span text:style-name="T26">extract</text:span><text:span text:style-name="T8">).</text:span><text:span text:style-name="T7"> Tout cela se fait à chaque ouvrable.</text:span></text:p>
      <text:p text:style-name="P19"/>
      <text:p text:style-name="P33"><text:span text:style-name="T6">Avec l'augmentation des tailles disque, les clients demandent de plus en plus que ces </text:span><text:span text:style-name="T7">fichiers de </text:span><text:span text:style-name="T6">compte-rendu incluent les images de certains chèques, certains documents, dans des formats particuliers, accompagnés de fichiers texte ou XML, etc.; ce qu'on appellons une “</text:span><text:span text:style-name="T7">E</text:span><text:span text:style-name="T6">xtraction d'</text:span><text:span text:style-name="T7">I</text:span><text:span text:style-name="T6">mage” (</text:span><text:span text:style-name="T25">image extract</text:span><text:span text:style-name="T6">).</text:span></text:p>
      <text:p text:style-name="P33"><text:span text:style-name="T6"/></text:p>
      <text:p text:style-name="P33"><text:span text:style-name="T6">En ce moment, une solution sur mesure doit être programmée </text:span><text:span text:style-name="T12">par des développeurs, pour chaque client. Il y a de la réutilisation de code et du travail perdu à porter le code “custom” d'un client à l'autre. Par exemple, un client utilisera ClientXImageExtract.dll et un autre ClientYImageExtract.dll, mais plusieurs classes et fonctions à l'intérieur sont en fait </text:span><text:span text:style-name="T13">très près l'une de l'autre, à quelques configurations près</text:span><text:span text:style-name="T12">.</text:span></text:p>
      <text:p text:style-name="P36"><text:span text:style-name="T6"/></text:p>
      <text:p text:style-name="P20"/>
      <text:list xml:id="list172200809345273" text:continue-numbering="true" text:style-name="WWNum4">
        <text:list-item>
          <text:list>
            <text:list-item>
              <text:h text:style-name="P29" text:outline-level="2"><text:bookmark-start text:name="__RefHeading___Toc2864_1073819089"/><text:bookmark-start text:name="_Toc356192835"/>O<text:bookmark-end text:name="_Toc356192835"/>pportunité d'affaires<text:bookmark-end text:name="__RefHeading___Toc2864_1073819089"/></text:h>
            </text:list-item>
          </text:list>
        </text:list-item>
      </text:list>
      <text:p text:style-name="P34"><text:span text:style-name="T5">Plutôt que de réutiliser du code </text:span><text:span text:style-name="T14">et créer des nouvelles librairies par client</text:span><text:span text:style-name="T5">, il serait </text:span><text:span text:style-name="T14">souhaitable</text:span><text:span text:style-name="T5"> d'avoir les fonctionnalités les plus </text:span><text:span text:style-name="T14">courantes dans une seule librairie qui serait utilisable par tous les clients.</text:span></text:p>
      <text:p text:style-name="P34"><text:span text:style-name="T14"/></text:p>
      <text:p text:style-name="P34"><text:span text:style-name="T14">L'important est de coder ces classes et fonctionnalités de manière très versatile et configurable, ce qui n'a jamais été fait auparavant. Par exemple, une fonctionnalité comme “fichier CSV avec données de chèque à l'intérieur” aurait auparavant été codée avec détails spécifiques à un client, de sorte qu'elle ne pourra jamais être réutilisée sans des modifications assez importantes. Nous voulons que ces détails, comme les noms de colonnes et la source des données, soient configurés dans une base de données.</text:span></text:p>
      <text:p text:style-name="P34"><text:span text:style-name="T14"/></text:p>
      <text:p text:style-name="P35"><text:span text:style-name="T5">La facilité de configuration est un autre point important. CTEC utilise depuis plusieurs mois un logiciel maison avec interfaces graphiques pour faire de nombreuses configurations dans diverses parties du système. </text:span><text:span text:style-name="T17">Cette interface est utilisée par des opérateurs qui ont connaissances du domaine d'affaires, mais qui n'ont pas de connaissances en programmation. I</text:span><text:span text:style-name="T5">l faudra pouvoir configurer l'Extraction d'Image à travers cette interface.</text:span></text:p>
      <text:p text:style-name="P35"><text:span text:style-name="T5"/></text:p>
      <text:p text:style-name="P35"><text:span text:style-name="T5">Une troisième facette du projet: les fichiers Extraction d'Image peuvent être très gros, et même quand ils sont entièrement constitués de texte, il est difficile pour un </text:span><text:span text:style-name="T15">être</text:span><text:span text:style-name="T5"> humain de les lire dans notepad et vérifier l'intégrité de toutes les données. </text:span><text:span text:style-name="T15">Il faudra un programme pour lire les fichiers </text:span><text:span text:style-name="T16">et afficher données et images </text:span><text:span text:style-name="T17">convenablement.</text:span></text:p>
      <text:list xml:id="list172200321937270" text:continue-numbering="true" text:style-name="WWNum4">
        <text:list-item>
          <text:list>
            <text:list-item>
              <text:h text:style-name="P30" text:outline-level="2"><text:bookmark-start text:name="__RefHeading___Toc2866_1073819089"/><text:bookmark-start text:name="_Toc356192836"/><text:soft-page-break/>O<text:bookmark-end text:name="_Toc356192836"/>bjectifs <text:span text:style-name="T32">et métriques</text:span><text:bookmark-end text:name="__RefHeading___Toc2866_1073819089"/></text:h>
            </text:list-item>
          </text:list>
        </text:list-item>
      </text:list>
      <text:p text:style-name="P51">Les objectifs sont indiqués BO, pour le nom anglais <text:span text:style-name="T30">Business objectives.</text:span></text:p>
      <text:p text:style-name="P51"/>
      <text:p text:style-name="P50">À la fin du projet, on devra...</text:p>
      <text:p text:style-name="P51"/>
      <text:p text:style-name="P51">BO-01: Avoir une base avec laquelle créer la majorité des Extractions d'Image. Dans l'année suivant l'implantation de la nouvelle librairie, CTEC devra passer au moins 70% de ses nouvelles Extractions d'Image à travers ce module, sans besoin de créer de nouvelle librairie.</text:p>
      <text:p text:style-name="P51"/>
      <text:p text:style-name="P52">BO-02: Avoir une base sur laquelle il est facile d'ajouter des nouvelles fonctionnalités d'Extraction d'Image (nouveaux formats d'image, formats de texte ex. XML, etc). Durant l'année suivant l'implantation de la nouvelle librairie, <text:span text:style-name="T31">il y aura possiblement des Extractions d'Image qui ne peuvent pas être effectués avec la librairie dans son état à la ifn du projet; de ces Extractions, au moins la moitié devront être possibles en ajoutant des classes à la librairie.</text:span></text:p>
      <text:p text:style-name="P51"/>
      <text:p text:style-name="P54">BO-03: Pouvoir ouvrir <text:span text:style-name="T30">tout</text:span><text:span text:style-name="T6"> fichier créé avec la librairie dans un format facilement visible pour l'humain.</text:span></text:p>
      <text:p text:style-name="P56"/>
      <text:list xml:id="list172202090136291" text:continue-numbering="true" text:style-name="WWNum4">
        <text:list-item>
          <text:list>
            <text:list-item>
              <text:h text:style-name="P31" text:outline-level="2"><text:bookmark-start text:name="__RefHeading___Toc2870_1073819089"/><text:bookmark-start text:name="_Toc356192838"/>D<text:bookmark-end text:name="_Toc356192838"/>éclaration de vision<text:bookmark-end text:name="__RefHeading___Toc2870_1073819089"/></text:h>
            </text:list-item>
          </text:list>
        </text:list-item>
      </text:list>
      <text:p text:style-name="P55">La nouvelle librairie pour créer d'Extraction d'Image devra être un outil simple, robuste et facile d'utilisation. À la fin du projet, il faut que les employés puissent voir l'Extraction d'Image non pas comme un travail de développement logiciel comme en ce moment, mais comme un travail de configuration.</text:p>
      <text:p text:style-name="P55"/>
      <text:p text:style-name="P55">Il s'agit là d'un objectif bien subjectif, mais <text:span text:style-name="T33">l'idée</text:span> est que dans cinq ans, un nouveau développeur <text:span text:style-name="T33">pourra arriver dans la compagnie, voir cet outil</text:span>, et se dir<text:span text:style-name="T33">e</text:span> “je ne peux pas croire que les développeurs s'occuppaient de cela <text:span text:style-name="T33">à la main </text:span>avant”.</text:p>
      <text:p text:style-name="P53"/>
      <text:list xml:id="list172200376402203" text:continue-numbering="true" text:style-name="WWNum4">
        <text:list-item>
          <text:list>
            <text:list-item>
              <text:h text:style-name="P31" text:outline-level="2"><text:bookmark-start text:name="__RefHeading___Toc2872_1073819089"/><text:bookmark-start text:name="_Toc356192839"/>R<text:bookmark-end text:name="_Toc356192839"/>isques<text:bookmark-end text:name="__RefHeading___Toc2872_1073819089"/></text:h>
            </text:list-item>
          </text:list>
        </text:list-item>
      </text:list>
      <text:p text:style-name="P57">Quelques risques associés:</text:p>
      <text:p text:style-name="P57"/>
      <text:p text:style-name="P58"><text:span text:style-name="T33">RI-01: Il ne faut pas qu'ils soient apeurés par l'interface au point de refuser de l'utiliser.</text:span></text:p>
      <text:p text:style-name="P58"/>
      <text:p text:style-name="P58"><text:span text:style-name="T34">RI-02: Il est possible que les fonctionnalités que l'ont choisit de supporter dans la librairie (par exemple, génération de fichier CSV) ne soient pas utilisées dans le futur. On joue un peu à la devinette pour savoir ce que le futur nous réserve en termes de besoins client.</text:span></text:p>
      <text:p text:style-name="P60"/>
      <text:p text:style-name="P59"/>
      <text:list xml:id="list172201968512793" text:continue-numbering="true" text:style-name="WWNum4">
        <text:list-item>
          <text:h text:style-name="P46" text:outline-level="1"><text:bookmark-start text:name="__RefHeading___Toc2876_1073819089"/><text:bookmark-start text:name="_Toc356192841"/>Scope and Limitations<text:bookmark-end text:name="__RefHeading___Toc2876_1073819089"/><text:bookmark-end text:name="_Toc356192841"/></text:h>
        </text:list-item>
      </text:list>
      <text:p text:style-name="Text_20_body">&lt;The project scope defines the concept and range of the proposed solution. It’s also important to define what will not be included in the product. Clarifying the scope and limitations helps to establish realistic expectations of the many stakeholders. It also provides a reference frame against which proposed features and requirements changes can be evaluated. Proposed requirements that are out of scope for the envisioned product must be rejected, unless they are so beneficial that the scope should be enlarged to accommodate them (with accompanying changes in budget, schedule, and/or resources).&gt;</text:p>
      <text:list xml:id="list172202175144311" text:continue-numbering="true" text:style-name="WWNum4">
        <text:list-item>
          <text:list>
            <text:list-item>
              <text:h text:style-name="P27" text:outline-level="2"><text:bookmark-start text:name="__RefHeading___Toc2878_1073819089"/><text:bookmark-start text:name="_Toc356192842"/><text:soft-page-break/>Major Features<text:bookmark-end text:name="__RefHeading___Toc2878_1073819089"/><text:bookmark-end text:name="_Toc356192842"/></text:h>
            </text:list-item>
          </text:list>
        </text:list-item>
      </text:list>
      <text:p text:style-name="Text_20_body">&lt;Include a numbered list of the major features of the new product, emphasizing those features <text:s/>that distinguish it from previous or competing products. Specific user requirements and functional requirements may be traced back to these features.&gt;</text:p>
      <text:list xml:id="list172201273889497" text:continue-numbering="true" text:style-name="WWNum4">
        <text:list-item>
          <text:list>
            <text:list-item>
              <text:h text:style-name="P27" text:outline-level="2"><text:bookmark-start text:name="__RefHeading___Toc2880_1073819089"/><text:bookmark-start text:name="_Toc356192843"/>Scope of Initial Release<text:bookmark-end text:name="__RefHeading___Toc2880_1073819089"/><text:bookmark-end text:name="_Toc356192843"/></text:h>
            </text:list-item>
          </text:list>
        </text:list-item>
      </text:list>
      <text:p text:style-name="Text_20_body">&lt;Describe the intended major features that will be included in the initial release of the product. Consider the benefits the product is intended to bring to the various customer communities, and generally describe the product features and quality characteristics that will enable it to provide those benefits. Avoid the temptation to include every possible feature that any potential customer category might conceivably want some day. Focus on those features and product characteristics that will provide the most value, at the most acceptable development cost, to the broadest community.&gt;</text:p>
      <text:list xml:id="list172201669836841" text:continue-numbering="true" text:style-name="WWNum4">
        <text:list-item>
          <text:list>
            <text:list-item>
              <text:h text:style-name="P27" text:outline-level="2"><text:bookmark-start text:name="__RefHeading___Toc2882_1073819089"/><text:bookmark-start text:name="_Toc356192844"/>Scope of Subsequent Releases<text:bookmark-end text:name="__RefHeading___Toc2882_1073819089"/><text:bookmark-end text:name="_Toc356192844"/></text:h>
            </text:list-item>
          </text:list>
        </text:list-item>
      </text:list>
      <text:p text:style-name="Text_20_body">&lt;If a staged evolution of the product is envisioned over time, indicate which major features will be deferred to later releases.&gt;</text:p>
      <text:list xml:id="list172200339553968" text:continue-numbering="true" text:style-name="WWNum4">
        <text:list-item>
          <text:list>
            <text:list-item>
              <text:h text:style-name="P27" text:outline-level="2"><text:bookmark-start text:name="__RefHeading___Toc2884_1073819089"/><text:bookmark-start text:name="_Toc356192845"/>Limitations and Exclusions<text:bookmark-end text:name="__RefHeading___Toc2884_1073819089"/><text:bookmark-end text:name="_Toc356192845"/></text:h>
            </text:list-item>
          </text:list>
        </text:list-item>
      </text:list>
      <text:p text:style-name="Text_20_body">&lt;Identify any product features or characteristics that a stakeholder might anticipate, but which are not planned to be included in the new product.&gt;</text:p>
      <text:list xml:id="list172201235332549" text:continue-numbering="true" text:style-name="WWNum4">
        <text:list-item>
          <text:h text:style-name="P46" text:outline-level="1"><text:bookmark-start text:name="__RefHeading___Toc2886_1073819089"/><text:bookmark-start text:name="_Toc356192846"/>Business Context<text:bookmark-end text:name="__RefHeading___Toc2886_1073819089"/><text:bookmark-end text:name="_Toc356192846"/></text:h>
        </text:list-item>
      </text:list>
      <text:p text:style-name="Text_20_body">&lt;This section summarizes some of the business issues around the project, including profiles of major customer categories, assumptions that went into the project concept, and the management priorities for the project.&gt;</text:p>
      <text:list xml:id="list172201523841165" text:continue-numbering="true" text:style-name="WWNum4">
        <text:list-item>
          <text:list>
            <text:list-item>
              <text:h text:style-name="P27" text:outline-level="2"><text:bookmark-start text:name="__RefHeading___Toc2888_1073819089"/><text:bookmark-start text:name="_Toc356192847"/>Stakeholder Profiles<text:bookmark-end text:name="__RefHeading___Toc2888_1073819089"/><text:bookmark-end text:name="_Toc356192847"/></text:h>
            </text:list-item>
          </text:list>
        </text:list-item>
      </text:list>
      <text:p text:style-name="Text_20_body">&lt;Stakeholders are individuals, groups, or organizations that are actively involved in a project, are affected by its outcome, or can influence its outcome. The stakeholder profiles identify the customers for this product and other stakeholders, and states their major interests in the product. Characterize business-level customers, target market segments, and different user classes, to reduce the likelihood of unexpected requirements surfacing later that cannot be accommodated because of schedule or scope constraints. For each stakeholder category, the profile includes the major value or benefits they will receive from the product, their likely attitudes toward the product, major features and characteristics of interest, and any known constraints that must be accommodated. Examples of stakeholder value include:</text:p>
      <text:p text:style-name="Text_20_body"/>
      <text:list xml:id="list7884479108835572535" text:style-name="WWNum7">
        <text:list-item>
          <text:p text:style-name="P49">improved productivity</text:p>
        </text:list-item>
        <text:list-item>
          <text:p text:style-name="P49">reduced rework</text:p>
        </text:list-item>
        <text:list-item>
          <text:p text:style-name="P49">cost savings</text:p>
        </text:list-item>
        <text:list-item>
          <text:p text:style-name="P49">streamlined business processes</text:p>
        </text:list-item>
        <text:list-item>
          <text:p text:style-name="P49">automation of previously manual tasks</text:p>
        </text:list-item>
        <text:list-item>
          <text:p text:style-name="P49">ability to perform entirely new tasks or functions</text:p>
        </text:list-item>
        <text:list-item>
          <text:p text:style-name="P49">conformance to current standards or regulations</text:p>
        </text:list-item>
        <text:list-item>
          <text:p text:style-name="P49">improved usability or reduced frustration level compared to current applications</text:p>
        </text:list-item>
      </text:list>
      <text:p text:style-name="Text_20_body"/>
      <text:p text:style-name="Text_20_body">Example:&gt;</text:p>
      <text:p text:style-name="Standard"/>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P61"><text:line-break/>Stakeholder</text:p>
          </table:table-cell>
          <table:table-cell table:style-name="Table2.B1" office:value-type="string">
            <text:p text:style-name="P61">Major Value</text:p>
          </table:table-cell>
          <table:table-cell table:style-name="Table2.B1" office:value-type="string">
            <text:p text:style-name="P61"><text:line-break/>Attitudes</text:p>
          </table:table-cell>
          <table:table-cell table:style-name="Table2.B1" office:value-type="string">
            <text:p text:style-name="P61"><text:line-break/>Major Interests</text:p>
          </table:table-cell>
          <table:table-cell table:style-name="Table2.E1" office:value-type="string">
            <text:p text:style-name="P61"><text:line-break/>Constraints</text:p>
          </table:table-cell>
        </table:table-row>
        <table:table-row table:style-name="Table2.1">
          <table:table-cell table:style-name="Table2.A2" office:value-type="string">
            <text:p text:style-name="Table_20_Text_20_small">executives</text:p>
          </table:table-cell>
          <table:table-cell table:style-name="Table2.B2" office:value-type="string">
            <text:p text:style-name="Table_20_Text_20_small">increased revenue</text:p>
          </table:table-cell>
          <table:table-cell table:style-name="Table2.B2" office:value-type="string">
            <text:p text:style-name="Table_20_Text_20_small">see product as avenue to 25% increase in market share</text:p>
          </table:table-cell>
          <table:table-cell table:style-name="Table2.B2" office:value-type="string">
            <text:p text:style-name="Table_20_Text_20_small">richer feature set than competitors; time to market</text:p>
          </table:table-cell>
          <table:table-cell table:style-name="Table2.E2" office:value-type="string">
            <text:p text:style-name="Table_20_Text_20_small">maximum budget = $1.4M</text:p>
          </table:table-cell>
        </table:table-row>
        <table:table-row table:style-name="Table2.1">
          <table:table-cell table:style-name="Table2.A3" office:value-type="string">
            <text:p text:style-name="Table_20_Text_20_small">editors</text:p>
          </table:table-cell>
          <table:table-cell table:style-name="Table2.B3" office:value-type="string">
            <text:p text:style-name="Table_20_Text_20_small">fewer errors in work</text:p>
          </table:table-cell>
          <table:table-cell table:style-name="Table2.B3" office:value-type="string">
            <text:p text:style-name="Table_20_Text_20_small">highly receptive, but expect high usability</text:p>
          </table:table-cell>
          <table:table-cell table:style-name="Table2.B3" office:value-type="string">
            <text:p text:style-name="Table_20_Text_20_small">automatic error correction; ease of use; high reliability</text:p>
          </table:table-cell>
          <table:table-cell table:style-name="Table2.E3" office:value-type="string">
            <text:p text:style-name="Table_20_Text_20_small">must run on low-end workstations</text:p>
          </table:table-cell>
        </table:table-row>
        <table:table-row table:style-name="Table2.1">
          <table:table-cell table:style-name="Table2.A4" office:value-type="string">
            <text:p text:style-name="Table_20_Text_20_small">legal aides</text:p>
          </table:table-cell>
          <table:table-cell table:style-name="Table2.B4" office:value-type="string">
            <text:p text:style-name="Table_20_Text_20_small">quick access to data</text:p>
          </table:table-cell>
          <table:table-cell table:style-name="Table2.B4" office:value-type="string">
            <text:p text:style-name="Table_20_Text_20_small">resistant unless product is keystroke-compatible with current system</text:p>
          </table:table-cell>
          <table:table-cell table:style-name="Table2.B4" office:value-type="string">
            <text:p text:style-name="Table_20_Text_20_small">ability to handle much larger database than current system; easy to learn</text:p>
          </table:table-cell>
          <table:table-cell table:style-name="Table2.E4" office:value-type="string">
            <text:p text:style-name="Table_20_Text_20_small">no budget for retraining</text:p>
          </table:table-cell>
        </table:table-row>
      </table:table>
      <text:p text:style-name="Standard"/>
      <text:list xml:id="list172200979695097" text:continue-list="list172201523841165" text:style-name="WWNum4">
        <text:list-item>
          <text:list>
            <text:list-item>
              <text:h text:style-name="P27" text:outline-level="2"><text:bookmark-start text:name="__RefHeading___Toc2890_1073819089"/><text:bookmark-start text:name="_Toc356192848"/>Project Priorities<text:bookmark-end text:name="__RefHeading___Toc2890_1073819089"/><text:bookmark-end text:name="_Toc356192848"/></text:h>
            </text:list-item>
          </text:list>
        </text:list-item>
      </text:list>
      <text:p text:style-name="Text_20_body">&lt;Describe the priorities among the project’s requirements, schedule, and budget. The table below may be helpful in identifying the parameters around the project’s key drivers (top priority objectives), constraints to work within, and dimensions that can be balanced against each other to achieve the drivers within the known constraints. For more information, see chapter 2 of <text:span text:style-name="T5">Creating a Software Engineering Culture</text:span> by Karl E. Wiegers (Dorset House, 1996). Examples:&gt;</text:p>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1">Dimension</text:p>
          </table:table-cell>
          <table:table-cell table:style-name="Table3.B1" office:value-type="string">
            <text:p text:style-name="P61">Driver<text:line-break/>(state objective)</text:p>
          </table:table-cell>
          <table:table-cell table:style-name="Table3.B1" office:value-type="string">
            <text:p text:style-name="P61">Constraint<text:line-break/>(state limits)</text:p>
          </table:table-cell>
          <table:table-cell table:style-name="Table3.D1" office:value-type="string">
            <text:p text:style-name="P61">Degree of Freedom<text:line-break/>(state allowable range)</text:p>
          </table:table-cell>
        </table:table-row>
        <table:table-row table:style-name="Table3.1">
          <table:table-cell table:style-name="Table3.A2" office:value-type="string">
            <text:p text:style-name="P6">Schedule</text:p>
          </table:table-cell>
          <table:table-cell table:style-name="Table3.B2" office:value-type="string">
            <text:p text:style-name="P6">release 1.0 to be available by 10/1, release 1.1 by 12/1</text:p>
          </table:table-cell>
          <table:table-cell table:style-name="Table3.B2" office:value-type="string">
            <text:p text:style-name="P6"/>
          </table:table-cell>
          <table:table-cell table:style-name="Table3.D2" office:value-type="string">
            <text:p text:style-name="P6"/>
          </table:table-cell>
        </table:table-row>
        <table:table-row table:style-name="Table3.1">
          <table:table-cell table:style-name="Table3.A3" office:value-type="string">
            <text:p text:style-name="P6">Features</text:p>
          </table:table-cell>
          <table:table-cell table:style-name="Table3.B3" office:value-type="string">
            <text:p text:style-name="P6"/>
          </table:table-cell>
          <table:table-cell table:style-name="Table3.B3" office:value-type="string">
            <text:p text:style-name="P6"/>
          </table:table-cell>
          <table:table-cell table:style-name="Table3.D3" office:value-type="string">
            <text:p text:style-name="P6">70-80% of high priority features must be included in release 1.0</text:p>
          </table:table-cell>
        </table:table-row>
        <table:table-row table:style-name="Table3.1">
          <table:table-cell table:style-name="Table3.A3" office:value-type="string">
            <text:p text:style-name="P6">Quality</text:p>
          </table:table-cell>
          <table:table-cell table:style-name="Table3.B3" office:value-type="string">
            <text:p text:style-name="P6"/>
          </table:table-cell>
          <table:table-cell table:style-name="Table3.B3" office:value-type="string">
            <text:p text:style-name="P6"/>
          </table:table-cell>
          <table:table-cell table:style-name="Table3.D3" office:value-type="string">
            <text:p text:style-name="P6">90-95% of user acceptance tests must pass for release 1.0, 95-98% for release 1.1</text:p>
          </table:table-cell>
        </table:table-row>
        <table:table-row table:style-name="Table3.1">
          <table:table-cell table:style-name="Table3.A3" office:value-type="string">
            <text:p text:style-name="P6">Staff</text:p>
          </table:table-cell>
          <table:table-cell table:style-name="Table3.B3" office:value-type="string">
            <text:p text:style-name="P6"/>
          </table:table-cell>
          <table:table-cell table:style-name="Table3.B3" office:value-type="string">
            <text:p text:style-name="P6">maximum team size is 1 PM, 1 BA, 6 developers + 3 testers</text:p>
          </table:table-cell>
          <table:table-cell table:style-name="Table3.D3" office:value-type="string">
            <text:p text:style-name="P6"/>
          </table:table-cell>
        </table:table-row>
        <table:table-row table:style-name="Table3.1">
          <table:table-cell table:style-name="Table3.A6" office:value-type="string">
            <text:p text:style-name="P6">Cost</text:p>
          </table:table-cell>
          <table:table-cell table:style-name="Table3.B6" office:value-type="string">
            <text:p text:style-name="P6"/>
          </table:table-cell>
          <table:table-cell table:style-name="Table3.B6" office:value-type="string">
            <text:p text:style-name="P6"/>
          </table:table-cell>
          <table:table-cell table:style-name="Table3.D6" office:value-type="string">
            <text:p text:style-name="P6">budget overrun up to 15% acceptable without sponsor review</text:p>
          </table:table-cell>
        </table:table-row>
      </table:table>
      <text:p text:style-name="P22"/>
      <text:list xml:id="list172200182958289" text:continue-numbering="true" text:style-name="WWNum4">
        <text:list-item>
          <text:list>
            <text:list-item>
              <text:h text:style-name="P27" text:outline-level="2"><text:bookmark-start text:name="__RefHeading___Toc2892_1073819089"/><text:bookmark-start text:name="_Toc356192849"/>Deployment Considerations<text:bookmark-end text:name="_Toc356192849"/> <text:bookmark-end text:name="__RefHeading___Toc2892_1073819089"/></text:h>
            </text:list-item>
          </text:list>
        </text:list-item>
      </text:list>
      <text:p text:style-name="Text_20_body">&lt;Summarize the information and activities that are needed to ensure an effective deployment of the solution into its operating environment. Describe the access that users will require to be able to use the system, such as whether the users are distributed over multiple time zones or located close to each other. State when the users in various locations need to access the system. If infrastructure changes are needed to support the software’s need for capacity, network access, data storage, or data migration, <text:soft-page-break/>describe those changes. Record any information that will be needed by people who will be preparing training or modifying business processes in conjunction with deployment of the new solutio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family-generic="roman" style:font-pitch="variable" style:font-charset="x-symbol"/>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text-align="start" style:justify-single-word="false" fo:orphans="2" fo:widows="2" style:writing-mode="lr-tb"/>
      <style:text-properties style:font-name="Calibri" fo:font-family="Calibri"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libri" fo:font-family="Calibri" style:font-style-name="Regular" style:font-family-generic="swiss" style:font-pitch="variable" fo:font-size="11pt" fo:font-style="normal" style:font-size-asian="11pt" style:font-style-asian="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with-next="always"/>
      <style:text-properties style:font-name="Calibri1" fo:font-family="Calibri"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23cm" fo:margin-bottom="0.423cm" loext:contextual-spacing="false" fo:keep-with-next="always"/>
      <style:text-properties style:font-name="Calibri1" fo:font-family="Calibri" style:font-style-name="Bold" style:font-family-generic="swiss" style:font-pitch="variable"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1" fo:font-family="Arial" style:font-family-generic="roman" style:font-pitch="variable"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1"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1"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1" fo:font-family="Arial" style:font-family-generic="roman" style:font-pitch="variable" fo:font-size="9pt" fo:font-style="italic" fo:font-weight="bold" style:font-size-asian="9pt" style:font-style-asian="italic" style:font-weight-asian="bold"/>
    </style:style>
    <style:style style:name="Footer" style:family="paragraph" style:parent-style-name="Standard" style:default-outline-level="" style:class="extra">
      <style:paragraph-properties fo:text-align="center" style:justify-single-word="false">
        <style:tab-stops>
          <style:tab-stop style:position="8.255cm" style:type="center"/>
          <style:tab-stop style:position="16.51cm" style:type="right"/>
        </style:tab-stops>
      </style:paragraph-properties>
      <style:text-properties style:font-name="Calibri2" fo:font-family="Calibri" style:font-style-name="Bold Italic" style:font-family-generic="swiss" style:font-pitch="variable" fo:font-size="10pt" fo:font-style="italic" fo:font-weight="bold" style:font-size-asian="10pt" style:font-style-asian="italic" style:font-weight-asian="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style:font-name="Calibri2" fo:font-family="Calibri" style:font-style-name="Bold Italic" style:font-family-generic="swiss" style:font-pitch="variable" fo:font-size="10pt" fo:font-style="italic" fo:font-weight="bold" style:font-size-asian="10pt" style:font-style-asian="italic" style:font-weight-asian="bold"/>
    </style:style>
    <style:style style:name="table_5f_left" style:display-name="table_left" style:family="paragraph" style:parent-style-name="Standard" style:default-outline-level="">
      <style:paragraph-properties fo:margin-top="0.035cm" fo:margin-bottom="0.035cm" loext:contextual-spacing="false" fo:line-height="0.388cm"/>
      <style:text-properties fo:font-size="11pt" fo:font-weight="bold" style:font-size-asian="11pt" style:font-weight-asian="bold"/>
    </style:style>
    <style:style style:name="table_5f_right" style:display-name="table_right" style:family="paragraph" style:parent-style-name="table_5f_left" style:default-outline-level="">
      <style:text-properties fo:font-weight="normal" style:font-weight-asian="normal"/>
    </style:style>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Title" style:family="paragraph" style:parent-style-name="Standard" style:default-outline-level="" style:class="chapter">
      <style:paragraph-properties fo:margin-top="0.423cm" fo:margin-bottom="1.27cm" loext:contextual-spacing="false" fo:line-height="100%" fo:text-align="end" style:justify-single-word="false"/>
      <style:text-properties style:font-name="Arial1" fo:font-family="Arial" style:font-family-generic="roman" style:font-pitch="variable" fo:font-size="32pt" fo:font-weight="bold" style:letter-kerning="true" style:font-size-asian="32pt" style:font-weight-asian="bold"/>
    </style:style>
    <style:style style:name="ByLine" style:family="paragraph" style:parent-style-name="Title"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106cm" fo:margin-bottom="0.106cm" loext:contextual-spacing="false" fo:line-height="100%" fo:text-align="center" style:justify-single-word="false" fo:keep-with-next="always"/>
      <style:text-properties style:font-name="Arial1" fo:font-family="Arial" style:font-family-generic="roman" style:font-pitch="variable" fo:font-size="18pt" fo:font-weight="bold" style:font-size-asian="18pt" style:font-weight-asian="bold"/>
    </style:style>
    <style:style style:name="TOCEntry" style:family="paragraph" style:parent-style-name="Standard" style:default-outline-level="">
      <style:paragraph-properties fo:margin-top="0.212cm" fo:margin-bottom="0cm" loext:contextual-spacing="false" style:line-height-at-least="0.423cm"/>
      <style:text-properties fo:font-size="18pt" fo:font-weight="bold" style:font-size-asian="18pt" style:font-weight-asian="bold"/>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style>
    <style:style style:name="Table_20_Text_20_small" style:display-name="Table Text small" style:family="paragraph" style:parent-style-name="Standard" style:default-outline-level="">
      <style:paragraph-properties fo:margin-top="0.035cm" fo:margin-bottom="0.035cm" loext:contextual-spacing="false"/>
      <style:text-properties style:font-name="Arial1" fo:font-family="Arial" style:font-family-generic="roman" style:font-pitch="variable" fo:font-size="10pt" fo:font-style="italic" style:font-size-asian="10pt" style:font-style-asian="italic"/>
    </style:style>
    <style:style style:name="Contents_20_1" style:display-name="Contents 1" style:family="paragraph" style:parent-style-name="Standard" style:next-style-name="Standard" style:auto-update="true" style:default-outline-level="" style:class="index">
      <style:paragraph-properties>
        <style:tab-stops>
          <style:tab-stop style:position="0.635cm"/>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635cm" fo:margin-right="0cm" fo:text-indent="0cm" style:auto-text-indent="false">
        <style:tab-stops>
          <style:tab-stop style:position="1.411cm"/>
          <style:tab-stop style:position="15.222cm" style:type="right" style:leader-style="dotted" style:leader-text="."/>
        </style:tab-stops>
      </style:paragraph-properties>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Normal_20_Unindented" style:display-name="Normal Unindented" style:family="paragraph" style:parent-style-name="Standard" style:default-outline-level="">
      <style:paragraph-properties fo:margin-top="0.212cm" fo:margin-bottom="0.423cm" loext:contextual-spacing="false" fo:line-height="200%"/>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rmal_20__28_unindented_29_" style:display-name="Normal (unindented)" style:family="paragraph" style:parent-style-name="Standard" style:default-outline-level="">
      <style:paragraph-properties fo:margin-left="0.838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size-asian="9pt" style:font-name-complex="Segoe1" style:font-family-complex="Segoe" style:font-family-generic-complex="system" style:font-pitch-complex="variable" style:font-size-complex="9.5pt"/>
    </style:style>
    <style:style style:name="Quotations" style:family="paragraph" style:parent-style-name="Standard" style:class="html"/>
    <style:style style:name="Subtitle" style:family="paragraph" style:parent-style-name="Heading" style:class="chapter"/>
    <style:style style:name="Endnote"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family="Arial" style:font-family-generic="swiss" style:font-pitch="variable" fo:font-size="9pt" fo:language="fr" fo:country="CA" fo:font-weight="bold" style:font-size-asian="9pt" style:font-weight-asian="bold" style:font-name-complex="Arial" style:font-family-complex="Arial" style:font-family-generic-complex="swiss" style:font-pitch-complex="variable" style:font-size-complex="9pt" style:font-weight-complex="bold"/>
    </style:style>
    <style:style style:name="template" style:family="paragraph" style:parent-style-name="Standard" style:default-outline-level="">
      <style:text-properties style:font-name="Arial1" fo:font-family="Arial" style:font-family-generic="roman" style:font-pitch="variable" fo:font-size="11pt" fo:font-style="italic" style:font-size-asian="11pt" style:font-style-asian="italic"/>
    </style:style>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omplex="Wingdings"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1.27cm" fo:margin-left="1.27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508cm" fo:margin-left="0.50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8pt" officeooo:rsid="002bcbbe" officeooo:paragraph-rsid="0014bee9" style:font-size-asian="8pt" style:font-size-complex="8pt"/>
    </style:style>
    <style:style style:name="MP2" style:family="paragraph" style:parent-style-name="Header">
      <style:text-properties officeooo:paragraph-rsid="001e8cc3"/>
    </style:style>
    <style:style style:name="MP3" style:family="paragraph" style:parent-style-name="Footer">
      <style:paragraph-properties fo:margin-left="0cm" fo:margin-right="0cm" fo:text-align="center" style:justify-single-word="false" fo:text-indent="0cm" style:auto-text-indent="false"/>
      <style:text-properties fo:font-size="8pt" officeooo:rsid="002bcbbe" officeooo:paragraph-rsid="0014bee9" style:font-size-asian="8pt" style:font-size-complex="8pt"/>
    </style:style>
    <style:style style:name="MT1" style:family="text">
      <style:text-properties officeooo:rsid="002cc522"/>
    </style:style>
    <style:style style:name="MT2" style:family="text">
      <style:text-properties officeooo:rsid="002c24ea"/>
    </style:style>
    <style:style style:name="MT3" style:family="text">
      <style:text-properties officeooo:rsid="001a65ca"/>
    </style:style>
    <style:style style:name="MT4" style:family="text">
      <style:text-properties officeooo:rsid="001e8cc3"/>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MP1"><text:span text:style-name="MT1">Document basé sur un</text:span> gabarit par Process Impact, © 2013 Karl Wiegers et Seilevel. <text:span text:style-name="MT2">Modification </text:span>non autorisée.</text:p>
      </style:footer>
    </style:master-page>
    <style:master-page style:name="Converted1" style:page-layout-name="Mpm2">
      <style:header>
        <text:p text:style-name="MP2"><text:span text:style-name="MT3">Document de vision pour Extraction d'Image CTEC</text:span><text:tab/><text:tab/>Page <text:page-number text:select-page="current">3</text:page-number></text:p>
      </style:header>
      <style:footer>
        <text:p text:style-name="MP3"><text:span text:style-name="MT1">Document basé sur un</text:span> gabarit par Process Impact, © 2013 Karl Wiegers et Seilevel. <text:span text:style-name="MT2">Modification </text:span>non autorisée.</text:p>
      </style:footer>
    </style:master-page>
    <style:master-page style:name="Converted2" style:page-layout-name="Mpm1">
      <style:header>
        <text:p text:style-name="Header"><text:span text:style-name="MT4">Document de vision pour le projet Extraction d'Image CTEC</text:span><text:tab/><text:tab/>Page <text:page-number text:select-page="current">5</text:page-number></text:p>
      </style:header>
      <style:footer>
        <text:p text:style-name="MP3"><text:span text:style-name="MT1">Document basé sur un</text:span> gabarit par Process Impact, © 2013 Karl Wiegers et Seilevel. <text:span text:style-name="MT2">Modification </text:span>non autorisé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 and Scope Template</dc:title>
    <meta:initial-creator>Karl Wiegers</meta:initial-creator>
    <meta:editing-cycles>43</meta:editing-cycles>
    <meta:print-date>1998-11-29T20:04:00</meta:print-date>
    <meta:creation-date>2013-04-01T18:41:00</meta:creation-date>
    <dc:date>2016-06-07T17:21:59.809000000</dc:date>
    <meta:editing-duration>PT2H7M39S</meta:editing-duration>
    <meta:generator>LibreOffice/5.0.1.2$Windows_x86 LibreOffice_project/81898c9f5c0d43f3473ba111d7b351050be20261</meta:generator>
    <meta:document-statistic meta:table-count="3" meta:image-count="0" meta:object-count="0" meta:page-count="9" meta:paragraph-count="138" meta:word-count="1895" meta:character-count="12337" meta:non-whitespace-character-count="10585"/>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